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svg:font-family="Times"/>
    <style:font-face style:name="Times new" svg:font-family="'Times new'"/>
    <style:font-face style:name="Times new romans" svg:font-family="'Times new roman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7"/>
    <style:style style:name="P2" style:family="paragraph" style:parent-style-name="Text_20_body" style:list-style-name="L10">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 style:family="paragraph" style:parent-style-name="Text_20_body" style:list-style-name="L7">
      <style:paragraph-properties fo:margin-top="0in" fo:margin-bottom="0in"/>
    </style:style>
    <style:style style:name="P4" style:family="paragraph" style:parent-style-name="Text_20_body" style:list-style-name="L10">
      <style:paragraph-properties fo:margin-top="0in" fo:margin-bottom="0in"/>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 style:family="paragraph" style:parent-style-name="Text_20_body">
      <style:paragraph-properties fo:margin-top="0.0193in" fo:margin-bottom="0.0193in" fo:text-align="justify" style:justify-single-word="false"/>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6" style:family="paragraph" style:parent-style-name="Standard">
      <style:paragraph-properties fo:margin-top="0in" fo:margin-bottom="0in" fo:line-height="100%" fo:text-align="justify" style:justify-single-word="false"/>
    </style:style>
    <style:style style:name="P7" style:family="paragraph" style:parent-style-name="Standard" style:list-style-name="L9">
      <style:paragraph-properties fo:margin-top="0in" fo:margin-bottom="0in" fo:line-height="100%" fo:text-align="justify" style:justify-single-word="false"/>
    </style:style>
    <style:style style:name="P8"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in" fo:margin-bottom="0in" fo:line-height="100%"/>
      <style:text-properties style:font-name="Times New Roman" fo:font-size="14pt" style:font-name-asian="Times New Roman1" style:font-size-asian="14pt" style:font-name-complex="Times New Roman1" style:font-size-complex="14pt"/>
    </style:style>
    <style:style style:name="P10" style:family="paragraph" style:parent-style-name="Normal_20__28_Web_29_" style:list-style-name="L8">
      <style:text-properties fo:font-size="14pt" style:font-size-asian="14pt" style:font-size-complex="14pt"/>
    </style:style>
    <style:style style:name="P11" style:family="paragraph" style:parent-style-name="Normal_20__28_Web_29_" style:list-style-name="L12">
      <style:text-properties style:font-name="Times new romans"/>
    </style:style>
    <style:style style:name="P12" style:family="paragraph" style:parent-style-name="Normal_20__28_Web_29_" style:list-style-name="L13">
      <style:text-properties style:font-name="Times new romans"/>
    </style:style>
    <style:style style:name="P13" style:family="paragraph" style:parent-style-name="Normal_20__28_Web_29_">
      <style:paragraph-properties fo:margin-top="0.0193in" fo:margin-bottom="0.0193in"/>
    </style:style>
    <style:style style:name="P14" style:family="paragraph" style:parent-style-name="Normal_20__28_Web_29_">
      <style:paragraph-properties fo:margin-top="0.0193in" fo:margin-bottom="0.0193in" fo:text-align="justify" style:justify-single-word="false"/>
    </style:style>
    <style:style style:name="P15" style:family="paragraph" style:parent-style-name="Normal_20__28_Web_29_">
      <style:paragraph-properties fo:margin-top="0.0193in" fo:margin-bottom="0.0193in"/>
      <style:text-properties fo:color="#000000" fo:font-size="14pt" style:font-size-asian="14pt" style:font-size-complex="14pt"/>
    </style:style>
    <style:style style:name="P16" style:family="paragraph" style:parent-style-name="Normal_20__28_Web_29_" style:list-style-name="L2">
      <style:paragraph-properties fo:margin-top="0.0193in" fo:margin-bottom="0.0193in"/>
    </style:style>
    <style:style style:name="P17" style:family="paragraph" style:parent-style-name="Normal_20__28_Web_29_" style:list-style-name="L3">
      <style:paragraph-properties fo:margin-top="0.0193in" fo:margin-bottom="0.0193in"/>
    </style:style>
    <style:style style:name="P18" style:family="paragraph" style:parent-style-name="Normal_20__28_Web_29_" style:list-style-name="L4">
      <style:paragraph-properties fo:margin-top="0.0193in" fo:margin-bottom="0.0193in"/>
    </style:style>
    <style:style style:name="P19" style:family="paragraph" style:parent-style-name="Normal_20__28_Web_29_" style:list-style-name="L5">
      <style:paragraph-properties fo:margin-top="0.0193in" fo:margin-bottom="0.0193in"/>
    </style:style>
    <style:style style:name="P20" style:family="paragraph" style:parent-style-name="Normal_20__28_Web_29_" style:list-style-name="L6">
      <style:paragraph-properties fo:margin-top="0.0193in" fo:margin-bottom="0.0193in"/>
    </style:style>
    <style:style style:name="P21" style:family="paragraph" style:parent-style-name="Normal_20__28_Web_29_" style:master-page-name="Standard">
      <style:paragraph-properties fo:margin-top="0.0193in" fo:margin-bottom="0.0193in" fo:text-align="center" style:justify-single-word="false" style:page-number="auto"/>
    </style:style>
    <style:style style:name="P22" style:family="paragraph" style:list-style-name="L10"/>
    <style:style style:name="T1" style:family="text">
      <style:text-properties fo:color="#000000"/>
    </style:style>
    <style:style style:name="T2" style:family="text">
      <style:text-properties fo:color="#000000" fo:font-size="25.5pt" fo:font-weight="bold" style:font-size-asian="25.5pt" style:font-weight-asian="bold" style:font-size-complex="25.5pt" style:font-weight-complex="bold"/>
    </style:style>
    <style:style style:name="T3" style:family="text">
      <style:text-properties fo:color="#000000" fo:font-size="15.5pt" fo:font-weight="bold" style:font-size-asian="15.5pt" style:font-weight-asian="bold" style:font-size-complex="15.5pt" style:font-weight-complex="bold"/>
    </style:style>
    <style:style style:name="T4" style:family="text">
      <style:text-properties fo:color="#000000" fo:font-size="15.5pt" fo:font-weight="bold" fo:background-color="#ffffff" style:font-size-asian="15.5pt" style:font-weight-asian="bold" style:font-size-complex="15.5pt" style:font-weight-complex="bold"/>
    </style:style>
    <style:style style:name="T5" style:family="text">
      <style:text-properties fo:color="#000000" fo:font-size="14pt" style:font-size-asian="14pt" style:font-size-complex="14pt"/>
    </style:style>
    <style:style style:name="T6" style:family="text">
      <style:text-properties fo:color="#000000" fo:font-size="14pt" fo:background-color="#ffffff" style:font-size-asian="14pt" style:font-size-complex="14pt"/>
    </style:style>
    <style:style style:name="T7" style:family="text">
      <style:text-properties fo:color="#000000" fo:font-size="14pt" fo:font-weight="bold" style:font-size-asian="14pt" style:font-weight-asian="bold" style:font-size-complex="14pt" style:font-weight-complex="bold"/>
    </style:style>
    <style:style style:name="T8" style:family="text">
      <style:text-properties fo:color="#000000" style:font-name="Arial" fo:font-size="9.5pt" style:font-size-asian="9.5pt" style:font-name-complex="Arial2" style:font-size-complex="9.5pt"/>
    </style:style>
    <style:style style:name="T9" style:family="text">
      <style:text-properties fo:color="#000000" style:font-name="Arial" fo:font-size="9.5pt" fo:background-color="#ffffff" style:font-size-asian="9.5pt" style:font-name-complex="Arial2" style:font-size-complex="9.5pt"/>
    </style:style>
    <style:style style:name="T10" style:family="text">
      <style:text-properties fo:color="#000000" style:font-name="Arial" fo:font-size="11pt" style:font-size-asian="11pt" style:font-name-complex="Arial2" style:font-size-complex="11pt"/>
    </style:style>
    <style:style style:name="T11" style:family="text">
      <style:text-properties fo:color="#000000" style:font-name="Times New Roman" fo:font-size="15.5pt" style:font-name-asian="Times New Roman1" style:font-size-asian="15.5pt" style:font-name-complex="Times New Roman1" style:font-size-complex="15.5pt"/>
    </style:style>
    <style:style style:name="T12" style:family="text">
      <style:text-properties fo:color="#000000" style:font-name="Times New Roman" fo:font-size="15.5pt" fo:font-weight="bold" style:font-name-asian="Times New Roman1" style:font-size-asian="15.5pt" style:font-weight-asian="bold" style:font-name-complex="Times New Roman1" style:font-size-complex="15.5pt" style:font-weight-complex="bold"/>
    </style:style>
    <style:style style:name="T13" style:family="text">
      <style:text-properties fo:color="#000000" style:font-name="Times New Roman" fo:font-size="14pt" style:font-name-asian="Times New Roman1" style:font-size-asian="14pt" style:font-name-complex="Times New Roman1" style:font-size-complex="14pt"/>
    </style:style>
    <style:style style:name="T14"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15" style:family="text">
      <style:text-properties fo:color="#000000" style:font-name="Times New Roman" fo:font-size="14pt" fo:font-weight="normal" style:font-name-asian="Times New Roman1" style:font-size-asian="14pt" style:font-weight-asian="normal" style:font-name-complex="Times New Roman1" style:font-size-complex="14pt" style:font-weight-complex="normal"/>
    </style:style>
    <style:style style:name="T16"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17" style:family="text">
      <style:text-properties fo:color="#000000" style:font-name="Times New Roman" fo:font-size="12pt" style:font-name-asian="Times New Roman1" style:font-size-asian="12pt" style:font-name-complex="Times New Roman1" style:font-size-complex="12pt"/>
    </style:style>
    <style:style style:name="T18" style:family="text">
      <style:text-properties fo:color="#000000" style:font-name="Times" fo:font-size="14pt" style:font-size-asian="14pt" style:font-size-complex="14pt"/>
    </style:style>
    <style:style style:name="T19" style:family="text">
      <style:text-properties fo:font-size="14pt" style:font-size-asian="14pt" style:font-size-complex="14pt"/>
    </style:style>
    <style:style style:name="T20" style:family="text">
      <style:text-properties style:font-size-asian="14pt" style:font-size-complex="14pt"/>
    </style:style>
    <style:style style:name="T21" style:family="text">
      <style:text-properties style:font-name="Times New Roman" fo:font-size="12pt" style:font-name-asian="Times New Roman1" style:font-size-asian="12pt" style:font-name-complex="Times New Roman1" style:font-size-complex="12pt"/>
    </style:style>
    <style:style style:name="T22" style:family="text">
      <style:text-properties fo:font-variant="normal" fo:text-transform="none" fo:color="#000000" style:text-line-through-style="none" fo:font-size="14pt" style:text-underline-style="none" style:text-blinking="false" fo:background-color="transparent" style:font-size-asian="14pt" style:font-size-complex="14pt"/>
    </style:style>
    <style:style style:name="T23" style:family="text">
      <style:text-properties fo:font-variant="normal" fo:text-transform="none" fo:color="#000000" style:text-line-through-style="none" fo:font-size="14pt" style:text-underline-style="none" fo:font-weight="bold" style:text-blinking="false" fo:background-color="transparent" style:font-size-asian="14pt" style:font-weight-asian="bold" style:font-size-complex="14pt" style:font-weight-complex="bold"/>
    </style:style>
    <style:style style:name="T24" style:family="text">
      <style:text-properties fo:font-variant="normal" fo:text-transform="none" fo:color="#000000" style:text-line-through-style="none" fo:font-size="14pt" style:text-underline-style="none" fo:font-weight="normal" style:text-blinking="false" fo:background-color="transparent" style:font-size-asian="14pt" style:font-weight-asian="normal" style:font-size-complex="14pt" style:font-weight-complex="normal"/>
    </style:style>
    <style:style style:name="T25" style:family="text">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size-complex="14pt"/>
    </style:style>
    <style:style style:name="T26"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7"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font-size-asian="14pt" style:font-size-complex="14pt"/>
    </style:style>
    <style:style style:name="T28"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font-size-asian="14pt" style:font-weight-asian="normal" style:font-size-complex="14pt" style:font-weight-complex="normal"/>
    </style:style>
    <style:style style:name="T29" style:family="text">
      <style:text-properties fo:font-variant="normal" fo:text-transform="none" fo:color="#000000" style:text-line-through-style="none" style:font-name="Arial1" fo:font-size="11.25pt" fo:font-style="normal" style:text-underline-style="none" fo:font-weight="bold" style:text-blinking="false" fo:background-color="transparent" style:font-size-asian="14pt" style:font-size-complex="14pt"/>
    </style:style>
    <style:style style:name="T30" style:family="text">
      <style:text-properties fo:font-variant="normal" fo:text-transform="none" fo:color="#000000" style:text-line-through-style="none" style:font-name="Arial1" fo:font-size="11.25pt" fo:font-style="normal" style:text-underline-style="none" fo:font-weight="bold" style:text-blinking="false" fo:background-color="transparent" style:font-size-asian="14pt" style:font-weight-asian="bold" style:font-size-complex="14pt" style:font-weight-complex="bold"/>
    </style:style>
    <style:style style:name="T31"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32" style:family="text">
      <style:text-properties fo:font-variant="normal" fo:text-transform="none" fo:color="#000000" style:text-line-through-style="none" fo:font-style="normal" style:text-underline-style="none" fo:font-weight="normal" style:text-blinking="false" fo:background-color="transparen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Confiz Questionnaire</text:span></text:p>
      <text:p text:style-name="P13"><text:span text:style-name="T3">Q 1: </text:span><text:span text:style-name="T5">What is the definition of etiquette in your opinion?</text:span></text:p>
      <text:p text:style-name="P13"><text:span text:style-name="T5">Ans: Etiquette is a code of behavior that an employeee exhibits while he is at workplace. <text:s/></text:span></text:p>
      <text:p text:style-name="P13"><text:span text:style-name="T3">Q 2: </text:span><text:span text:style-name="T5">Can you please name certain important business etiquette?</text:span></text:p>
      <text:list xml:id="list292927668" text:style-name="L2">
        <text:list-item>
          <text:list>
            <text:list-item>
              <text:list>
                <text:list-item>
                  <text:p text:style-name="P16"><text:span text:style-name="T5">Email etiquette</text:span></text:p>
                </text:list-item>
                <text:list-item>
                  <text:p text:style-name="P16"><text:span text:style-name="T5">Meeting etiquette</text:span></text:p>
                </text:list-item>
                <text:list-item>
                  <text:p text:style-name="P16"><text:span text:style-name="T5">Cafe etiquette</text:span></text:p>
                </text:list-item>
                <text:list-item>
                  <text:p text:style-name="P16"><text:span text:style-name="T5">Phone etiquette </text:span></text:p>
                </text:list-item>
              </text:list>
            </text:list-item>
          </text:list>
        </text:list-item>
      </text:list>
      <text:p text:style-name="P13"><text:span text:style-name="T5"/></text:p>
      <text:p text:style-name="P13"><text:span text:style-name="T4">Q 3: </text:span><text:span text:style-name="T6">What does Performance Appraisal means?</text:span></text:p>
      <text:p text:style-name="P13"><text:span text:style-name="T6">Ans: It means encouraging the people who's work is best. Giving credit to the actual person who actually worked.</text:span></text:p>
      <text:p text:style-name="P13"><text:span text:style-name="T3">Q 4: </text:span><text:span text:style-name="T5">How would you describe a client? How important a client can be for a company, feel free to give an example?</text:span></text:p>
      <text:p text:style-name="P13"><text:span text:style-name="T5">Ans: there are two types of clients. Internal clients and External clients. Internal clients are people from different departments and teams while external clients are buyers who buy our products and services.</text:span></text:p>
      <text:p text:style-name="P13"><text:span text:style-name="T5">Client is very important for the company because they are the source of revenue for company. They are the outer image of the company in market.</text:span></text:p>
      <text:p text:style-name="P13"><text:span text:style-name="T3">Q 5: </text:span><text:span text:style-name="T5">Can you suggest “ <text:s/>what we should always keep in mind” while dealing with client?</text:span></text:p>
      <text:p text:style-name="P13"><text:span text:style-name="T5">Ans: We should always enchant the clients. They are the source of business growth.</text:span></text:p>
      <text:p text:style-name="P13"><text:span text:style-name="T3">Q 6: </text:span><text:span text:style-name="T5">What are essential work ethics at Confiz?</text:span></text:p>
      <text:list xml:id="list561939930" text:style-name="L3">
        <text:list-item>
          <text:p text:style-name="P17"><text:span text:style-name="T5">Be punctual</text:span></text:p>
        </text:list-item>
        <text:list-item>
          <text:p text:style-name="P17"><text:span text:style-name="T5">Keep personal life personal.</text:span></text:p>
        </text:list-item>
        <text:list-item>
          <text:p text:style-name="P17"><text:span text:style-name="T5">Don't be noisy</text:span></text:p>
        </text:list-item>
        <text:list-item>
          <text:p text:style-name="P17"><text:span text:style-name="T5">Respect privacy</text:span></text:p>
        </text:list-item>
        <text:list-item>
          <text:p text:style-name="P17"><text:span text:style-name="T5">Welcome the new comers</text:span></text:p>
        </text:list-item>
        <text:list-item>
          <text:p text:style-name="P17"><text:span text:style-name="T5">Don't take credit for someone else's work </text:span></text:p>
        </text:list-item>
        <text:list-item>
          <text:p text:style-name="P17"><text:span text:style-name="T5">Be honest</text:span></text:p>
        </text:list-item>
        <text:list-item>
          <text:p text:style-name="P17"><text:span text:style-name="T5">Be clean and avoid using other's property</text:span></text:p>
        </text:list-item>
      </text:list>
      <text:p text:style-name="P13"><text:span text:style-name="T3">Q 7: </text:span><text:span text:style-name="T5">Describe major means of communication at Confiz?</text:span></text:p>
      <text:list xml:id="list848686364" text:style-name="L4">
        <text:list-item>
          <text:p text:style-name="P18"><text:span text:style-name="T5">Face to face communication</text:span></text:p>
        </text:list-item>
        <text:list-item>
          <text:p text:style-name="P18"><text:span text:style-name="T5">Skype</text:span></text:p>
        </text:list-item>
        <text:list-item>
          <text:p text:style-name="P18"><text:soft-page-break/><text:span text:style-name="T5">Email</text:span></text:p>
        </text:list-item>
      </text:list>
      <text:p text:style-name="P13"><text:span text:style-name="T3">Q 8: </text:span><text:span text:style-name="T5">How much interpersonal skills are important in an organization like Confiz?</text:span></text:p>
      <text:p text:style-name="P13"><text:span text:style-name="T5">Ans: Interpersonal skills are very important because we have to work in a team and whole Confiz environment is like a family.</text:span></text:p>
      <text:p text:style-name="P13"><text:span text:style-name="T3">Q 9: </text:span><text:span text:style-name="T5">Why sometimes meetings do not serve the desired purpose behind it, Can you tell the reasons why meetings fail?</text:span></text:p>
      <text:p text:style-name="P13"><text:span text:style-name="T5">Here are the meeting Killers</text:span></text:p>
      <text:list xml:id="list1733813136" text:style-name="L5">
        <text:list-item>
          <text:p text:style-name="P19"><text:span text:style-name="T5">Poor preparation</text:span></text:p>
        </text:list-item>
        <text:list-item>
          <text:p text:style-name="P19"><text:span text:style-name="T5">Ignored egenda</text:span></text:p>
        </text:list-item>
        <text:list-item>
          <text:p text:style-name="P19"><text:span text:style-name="T5">Poor time management</text:span></text:p>
        </text:list-item>
        <text:list-item>
          <text:p text:style-name="P19"><text:span text:style-name="T5">Lack of participation</text:span></text:p>
        </text:list-item>
        <text:list-item>
          <text:p text:style-name="P19"><text:span text:style-name="T5">Lack of leadership</text:span></text:p>
        </text:list-item>
        <text:list-item>
          <text:p text:style-name="P19"><text:span text:style-name="T5">Poor closing</text:span></text:p>
        </text:list-item>
      </text:list>
      <text:p text:style-name="P13"><text:span text:style-name="T3">Q 10: </text:span><text:span text:style-name="T5">Can you elaborate important etiquette of meetings at Confiz?</text:span></text:p>
      <text:list xml:id="list1331750876" text:style-name="L6">
        <text:list-item>
          <text:p text:style-name="P20"><text:span text:style-name="T5">Avoid hard and harsh words</text:span></text:p>
        </text:list-item>
        <text:list-item>
          <text:p text:style-name="P20"><text:span text:style-name="T5">Don't use English if cant speak it clearly</text:span></text:p>
        </text:list-item>
        <text:list-item>
          <text:p text:style-name="P20"><text:span text:style-name="T5">Avoid personal questions</text:span></text:p>
        </text:list-item>
        <text:list-item>
          <text:p text:style-name="P20"><text:span text:style-name="T5">Reserve meeting room in advance </text:span></text:p>
        </text:list-item>
      </text:list>
      <text:p text:style-name="P13"><text:span text:style-name="T3">Q 11: </text:span><text:span text:style-name="T5">What is the dress code at Confiz?</text:span></text:p>
      <text:p text:style-name="P13"><text:span text:style-name="T5">Ans: Dress code for confiz is Smart casual.</text:span></text:p>
      <text:p text:style-name="P13"><text:span text:style-name="T3">Q 12: </text:span><text:span text:style-name="T5">What should be the correct response during “Case-Bad news” with client at Confiz?</text:span></text:p>
      <text:p text:style-name="P13"><text:span text:style-name="T5">Ans: In “Case Bad News” we understand that client is not a fool so we offer a solution while we inform about bad news and we don't repeat the same mistake again ever.</text:span></text:p>
      <text:p text:style-name="P13"><text:span text:style-name="T3">Q 13: </text:span><text:span text:style-name="T5">If your client is angry “Case-Angry Client” for not delivering project on time, What would be the correct response in this case?</text:span></text:p>
      <text:p text:style-name="P13"><text:span text:style-name="T5">Ans: We should tell him the actual reason due to which project couldn't be delivered on time in sugar quoted words and <text:s/>we should be patient if he say something harsh.</text:span></text:p>
      <text:p text:style-name="P13"><text:span text:style-name="T3">Q 14: </text:span><text:span text:style-name="T5">Which communication give people honest, direct &amp; comprehensive information?</text:span></text:p>
      <text:p text:style-name="P13"><text:span text:style-name="T5">Ans: Face to face communication</text:span></text:p>
      <text:p text:style-name="P14"><text:span text:style-name="T3">Q 15: </text:span><text:span text:style-name="T5">How many casual leaves can be taken at one time in Confiz?</text:span></text:p>
      <text:p text:style-name="P13"><text:span text:style-name="T5">Ans: 1</text:span></text:p>
      <text:p text:style-name="P13"><text:span text:style-name="T3">Q 16: </text:span><text:span text:style-name="T8"> </text:span><text:span text:style-name="T5">If you have a very large attachment to send, how should you handle it?</text:span></text:p>
      <text:p text:style-name="P13"><text:soft-page-break/><text:span text:style-name="T5">Ans:We should compress/Zip it first</text:span></text:p>
      <text:p text:style-name="P13"><text:span text:style-name="T3">Q 17: </text:span><text:span text:style-name="T8"> </text:span><text:span text:style-name="T5">If you are sending the same email to a large number of recipients and you don’t want them to see the list of recipients or you want to avoid “reply-all” option being used by them, what is the most considerate way of directing the email?</text:span></text:p>
      <text:p text:style-name="P13"><text:span text:style-name="T5">Ans: BCC</text:span></text:p>
      <text:p text:style-name="P13"><text:span text:style-name="T3">Q 18:  </text:span><text:span text:style-name="T5">If you don't want to type your name at the end of every email you send, what can you do instead?</text:span><text:span text:style-name="T9"> </text:span></text:p>
      <text:p text:style-name="P13"><text:span text:style-name="T5">Ans: We should create a signature that will attach to every email we send.</text:span></text:p>
      <text:p text:style-name="P13"><text:span text:style-name="T3">Q 19: </text:span><text:span text:style-name="T5">If you're talking with a group of four people. With whom you can make your eye contact?</text:span></text:p>
      <text:p text:style-name="P13"><text:span text:style-name="T5">Ans: We should make eye contact to all of them one by one</text:span></text:p>
      <text:p text:style-name="P13"><text:span text:style-name="T3">Q 20: </text:span><text:span text:style-name="T5">Which leaves are encashable in Confiz?</text:span></text:p>
      <text:p text:style-name="P13"><text:span text:style-name="T5">Ans: None of them</text:span></text:p>
      <text:p text:style-name="P13"><text:span text:style-name="T3">Q 21: </text:span><text:span text:style-name="T5">Can casual leave be granted for more than one day at a time</text:span><text:span text:style-name="T10">?</text:span></text:p>
      <text:p text:style-name="P13"><text:span text:style-name="T5">Ans: No they cannot be granted for more than one day.</text:span></text:p>
      <text:p text:style-name="P13"><text:span text:style-name="T3">Q 22: </text:span><text:span text:style-name="T5">Do we carry forward Casual leaves balance to next calendar year ?</text:span></text:p>
      <text:p text:style-name="P13"><text:span text:style-name="T5">Ans: No there aren't balanced to next year.</text:span></text:p>
      <text:p text:style-name="P13"><text:span text:style-name="T3">Q 23:</text:span><text:span text:style-name="T10"> </text:span><text:span text:style-name="T5">How many annual and medical leaves can be accumulated at maximum?</text:span></text:p>
      <text:p text:style-name="P13"><text:span text:style-name="T5">Ans: Annual <text:s/>: 28 , Medical : 45</text:span></text:p>
      <text:p text:style-name="P13"><text:span text:style-name="T3">Q 24: </text:span><text:span text:style-name="T5">If a person joins Confiz on 1st September, 2013 and the calendar year ends on 31st December, 2013 How many casual, annual and medical leaves he can avail in that particular year?</text:span></text:p>
      <text:p text:style-name="P13"><text:span text:style-name="T5">Ans: Casual : 2 , Annual 4 , medical 3.</text:span></text:p>
      <text:p text:style-name="P13"><text:span text:style-name="T3">Q 25: </text:span><text:span text:style-name="T5">What are unpaid leaves ? Are weekends and gazetted holidays included in unpaid leaves?</text:span></text:p>
      <text:p text:style-name="P13"><text:span text:style-name="T5">Ans: The are the leaves in which employee wont receive Pay.</text:span></text:p>
      <text:p text:style-name="P13"><text:span text:style-name="T5">Yes weekends and gazetted holidays included in unpaid leaves. </text:span></text:p>
      <text:p text:style-name="P13"><text:span text:style-name="T3">Q 26: </text:span><text:span text:style-name="T5">What is the Loan policy of Confiz ? How much loan an employee can take up at one time?</text:span></text:p>
      <text:p text:style-name="P13"><text:span text:style-name="T5">Ans: Loan policy aims to facilitate employees to cater for the following emergency cases:</text:span></text:p>
      <text:list xml:id="list1107038107" text:style-name="L7">
        <text:list-item>
          <text:p text:style-name="P3">Major medical expenditure anticipated in an emergency situation, which may exceed your health insurance ceiling </text:p>
        </text:list-item>
        <text:list-item>
          <text:p text:style-name="P1">Any other reason that the company thinks suitable to be considered on a discretionary basis</text:p>
        </text:list-item>
      </text:list>
      <text:p text:style-name="Text_20_body">An employee can take up to 2 months gross salaries <text:s/>exclusive of all allowances. </text:p>
      <text:p text:style-name="P13"><text:soft-page-break/><text:span text:style-name="T5"/></text:p>
      <text:p text:style-name="P13"><text:span text:style-name="T3">Q 27: </text:span><text:span text:style-name="T5">What is meant by meal reimbursement? In what conditions an employee can avail this?</text:span></text:p>
      <text:p text:style-name="P13"><text:span text:style-name="T5">Ans: Confiz will reimburse the cost of lunch/dinner for its employee. This is called meal reimbursement. <text:s/>Here are the conditions</text:span></text:p>
      <text:list xml:id="list1988949023" text:style-name="L8">
        <text:list-item>
          <text:p text:style-name="P10">Employee is in office on public holiday or weekend and is present for 5 hours to claim one meal (lunch or dinner) and 10 hours to claim two meals.</text:p>
        </text:list-item>
        <text:list-item>
          <text:p text:style-name="P10"><text:span text:style-name="T1">Employee must have worked in excess of 10 hours and it must be dinner time (9 pm or above).</text:span></text:p>
        </text:list-item>
        <text:list-item>
          <text:p text:style-name="P10">The cost of food should not be greater than Rs 500 per head and should be ordered only if its anticipated that employee will be in office for an hour or more after having lunch/dinner. The employee should list down the names of the all others who had lunch/dinner on the expense claim form.</text:p>
        </text:list-item>
        <text:list-item>
          <text:p text:style-name="P10">Direct manager should be informed before placing the order and must approve any exceptions to the above.</text:p>
        </text:list-item>
      </text:list>
      <text:p text:style-name="P13"><text:span text:style-name="T5"/></text:p>
      <text:p text:style-name="P13"><text:span text:style-name="T3">Q 28:</text:span><text:span text:style-name="T10"> </text:span><text:span text:style-name="T5">What is meant by TDA Allowance in Confiz?</text:span></text:p>
      <text:p text:style-name="P13"><text:span text:style-name="T5">Ans:</text:span></text:p>
      <text:p text:style-name="P13"><text:span text:style-name="T3">Q 29: </text:span><text:span text:style-name="T5">How many times , Performance Appraisal is implemented in Confiz?</text:span></text:p>
      <text:p text:style-name="P13"><text:span text:style-name="T5">Ans: </text:span><text:span text:style-name="T18">Objective of this allowance is to facilitate managers in improving their team chemistry and organizational bonding through informal interactions on company sponsored social activities e.g. sports activities, picnics, movies, short excursion trips etc.</text:span></text:p>
      <text:p text:style-name="P15"/>
      <text:p text:style-name="P6"><text:span text:style-name="T12">Q 30: </text:span><text:span text:style-name="T13">At Confiz, performance reviews is based on how many components? i.e. “</text:span><text:span text:style-name="T14">only skills/competencies”</text:span><text:span text:style-name="T13"> or </text:span><text:span text:style-name="T14">“only goals”</text:span><text:span text:style-name="T13"> or </text:span><text:span text:style-name="T14">“both skills/competencies and goals”?</text:span></text:p>
      <text:p text:style-name="Normal_20__28_Web_29_"><text:span text:style-name="T14">Ans:</text:span><text:span text:style-name="T16"> <text:s/></text:span><text:span text:style-name="T15">both skills/competencies and goals</text:span></text:p>
      <text:p text:style-name="P6"><text:span text:style-name="T12">Q 31: </text:span><text:span text:style-name="T11">Where can an employee find definitions of various skills and competencies , on which he/she would be reviewed bi-annualy?</text:span></text:p>
      <text:p text:style-name="P6"><text:span text:style-name="T11">Ans:</text:span><text:span text:style-name="T17"> reviews.confiz.com</text:span></text:p>
      <text:p text:style-name="P8"/>
      <text:p text:style-name="P6"><text:span text:style-name="T12">Q 32: </text:span><text:span text:style-name="T13">If an employee joins in November or December, would he or she be eligible for bonus paid in same year December? What is the minimum time period required to be eligible for that bonus cycle?</text:span></text:p>
      <text:p text:style-name="P6"><text:span text:style-name="T13">Ans:</text:span></text:p>
      <text:p text:style-name="P9"><text:soft-page-break/>No he's not eligible for bonus. 3 months is the minimum time period required to be eligible for bonus.</text:p>
      <text:p text:style-name="P6"><text:span text:style-name="T12">Q 33: </text:span><text:span text:style-name="T13">How do managers assign goals to their employees and how regular should employee and his/her manager should give progress update on goals?</text:span></text:p>
      <text:p text:style-name="P6"><text:span text:style-name="T13">Ans:</text:span><text:span text:style-name="T17"> </text:span><text:span text:style-name="T13">Manager assign goals by assigning tickets on redmine.confiz.com. <text:s/>Updates must be continuous at least once a day.</text:span></text:p>
      <text:p text:style-name="P8"/>
      <text:p text:style-name="P6"><text:span text:style-name="T12">Q 34: </text:span><text:span text:style-name="T13">What is the outcome of performance reviews in terms of rating? i.e. do you get a numerical score or a specific band ? </text:span></text:p>
      <text:p text:style-name="P6"><text:span text:style-name="T13">Ans:</text:span><text:span text:style-name="T17"> </text:span><text:span text:style-name="T13">We get a specific band</text:span></text:p>
      <text:p text:style-name="P8"/>
      <text:p text:style-name="P6"><text:span text:style-name="T12">Q 35: </text:span><text:span text:style-name="T13">Can you tell the 5 performance bands that are used in Confiz  , elaborate the names with general description ? </text:span></text:p>
      <text:list xml:id="list1808862538" text:style-name="L9">
        <text:list-item>
          <text:p text:style-name="P7"><text:span text:style-name="T17">Unacceptable Performance : Does not fit in the role</text:span></text:p>
        </text:list-item>
        <text:list-item>
          <text:p text:style-name="P7"><text:span text:style-name="T17">Issues : Does not meet expectations</text:span></text:p>
        </text:list-item>
        <text:list-item>
          <text:p text:style-name="P7"><text:span text:style-name="T17">Tracking <text:s/>: Meeting job expectations</text:span></text:p>
        </text:list-item>
        <text:list-item>
          <text:p text:style-name="P7"><text:span text:style-name="T17">Tracking+ : exceeding expectations</text:span></text:p>
        </text:list-item>
        <text:list-item>
          <text:p text:style-name="P7"><text:span text:style-name="T17">Distinction : Something out of world</text:span></text:p>
        </text:list-item>
      </text:list>
      <text:p text:style-name="P6"><text:span text:style-name="T17"/></text:p>
      <text:p text:style-name="P14"><text:span text:style-name="T7">Q 36:</text:span><text:span text:style-name="T5"> Confiz is providing both inpatient (hospitalization) and outpatient (outdoor/general checkup) medical facility, can you please tell which family members are covered under both ?</text:span></text:p>
      <text:p text:style-name="P14"><text:span text:style-name="T5">Ans: Employee himself , his spouse and childrens</text:span></text:p>
      <text:p text:style-name="P14"><text:span text:style-name="T7">Q37:</text:span><text:span text:style-name="T5"> Reimbursement claim form is required to be submitted for outpatient claim, can you please list down supporting documents required claim submission?</text:span></text:p>
      <text:p text:style-name="P14"><text:span text:style-name="T5">Ans: </text:span></text:p>
      <text:p text:style-name="P14"><text:span text:style-name="T25"><text:s text:c="6"/></text:span></text:p>
      <text:list xml:id="list52521700" text:style-name="L10">
        <text:list-item>
          <text:p text:style-name="P4">Copy of doctor’s prescription</text:p>
        </text:list-item>
        <text:list-item>
          <text:p><text:span text:style-name="T27">Duly filled </text:span><text:a xlink:type="simple" xlink:href="https://docs.google.com/a/confiz.com/viewer?a=v&amp;pid=sites&amp;srcid=Y29uZml6LmNvbXxoci0xMDF8Z3g6MTRhZTEyZWQyMjFjYzJm" office:target-frame-name="_blank" xlink:show="new">Medical Reimbursement Form</text:a></text:p>
        </text:list-item>
        <text:list-item>
          <text:p text:style-name="P4">Original receipt of consultation fee, issued by doctor/hospital.</text:p>
        </text:list-item>
        <text:list-item>
          <text:p text:style-name="P4">Original invoice of purchased medicines.</text:p>
        </text:list-item>
        <text:list-item>
          <text:p text:style-name="P2">Original invoice of tests, scans or examinations conducted by laboratory.</text:p>
        </text:list-item>
      </text:list>
      <text:p text:style-name="P14"><text:span text:style-name="T5"/></text:p>
      <text:p text:style-name="P14"><text:span text:style-name="T7">Q 38: </text:span><text:span text:style-name="T5">All documents for reimbursement must be submitted to which department and by which date, so that it can be reimbursed in current’s months payroll? </text:span></text:p>
      <text:p text:style-name="P14"><text:span text:style-name="T5">Ans: </text:span><text:span text:style-name="T25">All claims will be reimbursed by Finance department by 25th of every month</text:span></text:p>
      <text:p text:style-name="P14"><text:span text:style-name="T7">Q: 39</text:span><text:span text:style-name="T5"> What is the annual coverage limit for outpatient?</text:span></text:p>
      <text:p text:style-name="P14"><text:span text:style-name="T5">Ans: </text:span><text:span text:style-name="T28">Rs. 15,000/-</text:span><text:span text:style-name="T24"> </text:span><text:span text:style-name="T28">per employee per annum ( July to June)</text:span></text:p>
      <text:p text:style-name="P14"><text:soft-page-break/><text:span text:style-name="T7">Q 40: </text:span><text:span text:style-name="T5">Can you please write some of the expense types that cannot be claimed under outpatient?</text:span></text:p>
      <text:p text:style-name="P14"><text:span text:style-name="T5">Ans:</text:span></text:p>
      <text:p text:style-name="P5"><text:span text:style-name="T19"/></text:p>
      <text:list xml:id="list1755320373" text:style-name="L12">
        <text:list-item>
          <text:p text:style-name="P11">General tonics &amp; vitamins unless prescribed by the doctor to reduce extreme deficiency and for curative purposes only.</text:p>
        </text:list-item>
      </text:list>
      <text:list xml:id="list811027990" text:style-name="L13">
        <text:list-item>
          <text:p text:style-name="P12"><text:span text:style-name="T32">Conveyance charges from residence to doctor’s clinic or hospital and back.</text:span></text:p>
        </text:list-item>
        <text:list-item>
          <text:p text:style-name="P12">Cost of dentures, crowns, braces, bridges and scaling etc. any other treatment or medicine which is considered as cosmetic.</text:p>
        </text:list-item>
        <text:list-item>
          <text:p text:style-name="P12">Cost of spectacles.</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OpenSymbol" svg:font-family="OpenSymbol"/>
    <style:font-face style:name="Times" svg:font-family="Times"/>
    <style:font-face style:name="Times new" svg:font-family="'Times new'"/>
    <style:font-face style:name="Times new romans" svg:font-family="'Times new roman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7</meta:editing-cycles>
    <meta:creation-date>2014-07-03T08:37:56</meta:creation-date>
    <dc:date>2014-07-03T09:54:35</dc:date>
    <meta:editing-duration>PT1H8M43S</meta:editing-duration>
    <meta:generator>LibreOffice/3.5$Linux_X86_64 LibreOffice_project/350m1$Build-2</meta:generator>
    <meta:document-statistic meta:table-count="0" meta:image-count="0" meta:object-count="0" meta:page-count="6" meta:paragraph-count="126" meta:word-count="1588" meta:character-count="8228" meta:non-whitespace-character-count="74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